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3" style:parent-style-name="ListParagraph" style:list-style-name="LFO3" style:family="paragraph"/>
    <style:style style:name="T4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5" style:parent-style-name="DefaultParagraphFont" style:family="text">
      <style:text-properties style:font-name="Calibri" style:font-name-complex="Calibri"/>
    </style:style>
    <style:style style:name="P6" style:parent-style-name="ListParagraph" style:list-style-name="LFO3" style:family="paragraph"/>
    <style:style style:name="T7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8" style:parent-style-name="DefaultParagraphFont" style:family="text">
      <style:text-properties style:font-name="Calibri" style:font-name-complex="Calibri"/>
    </style:style>
    <style:style style:name="T9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10" style:parent-style-name="DefaultParagraphFont" style:family="text">
      <style:text-properties style:font-name="Calibri" style:font-name-complex="Calibri"/>
    </style:style>
    <style:style style:name="P11" style:parent-style-name="ListParagraph" style:list-style-name="LFO3" style:family="paragraph"/>
    <style:style style:name="T12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13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14" style:parent-style-name="DefaultParagraphFont" style:family="text">
      <style:text-properties style:font-name="Calibri" style:font-name-complex="Calibri"/>
    </style:style>
    <style:style style:name="P15" style:parent-style-name="ListParagraph" style:list-style-name="LFO3" style:family="paragraph"/>
    <style:style style:name="T16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17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18" style:parent-style-name="DefaultParagraphFont" style:family="text">
      <style:text-properties style:font-name="Calibri" style:font-name-complex="Calibri"/>
    </style:style>
    <style:style style:name="P19" style:parent-style-name="Normal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20" style:parent-style-name="Normal" style:family="paragraph">
      <style:text-properties style:font-name="Calibri" style:font-name-complex="Calibri"/>
    </style:style>
    <style:style style:name="P21" style:parent-style-name="Normal" style:list-style-name="LFO2" style:family="paragraph"/>
    <style:style style:name="T22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style:font-name="Calibri" style:font-name-complex="Calibri"/>
    </style:style>
    <style:style style:name="T25" style:parent-style-name="DefaultParagraphFont" style:family="text">
      <style:text-properties style:font-name="Calibri" style:font-name-complex="Calibri"/>
    </style:style>
    <style:style style:name="P26" style:parent-style-name="Normal" style:list-style-name="LFO2" style:family="paragraph"/>
    <style:style style:name="T27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style:font-name="Calibri" style:font-name-complex="Calibri"/>
    </style:style>
    <style:style style:name="T31" style:parent-style-name="DefaultParagraphFont" style:family="text">
      <style:text-properties style:font-name="Calibri" style:font-name-complex="Calibri"/>
    </style:style>
    <style:style style:name="P32" style:parent-style-name="Normal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33" style:parent-style-name="Normal" style:family="paragraph">
      <style:text-properties style:font-name="Calibri" style:font-name-complex="Calibri"/>
    </style:style>
    <style:style style:name="P34" style:parent-style-name="Normal" style:list-style-name="LFO2" style:family="paragraph"/>
    <style:style style:name="T35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style:font-name="Calibri" style:font-name-complex="Calibri"/>
    </style:style>
    <style:style style:name="T37" style:parent-style-name="DefaultParagraphFont" style:family="text">
      <style:text-properties style:font-name="Calibri" style:font-name-complex="Calibri"/>
    </style:style>
    <style:style style:name="T38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39" style:parent-style-name="ListParagraph" style:list-style-name="LFO5" style:family="paragraph">
      <style:paragraph-properties fo:margin-left="0.4923in" fo:text-indent="-0.1965in">
        <style:tab-stops/>
      </style:paragraph-properties>
    </style:style>
    <style:style style:name="T40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41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42" style:parent-style-name="DefaultParagraphFont" style:family="text">
      <style:text-properties style:font-name="Calibri" style:font-name-complex="Calibri"/>
    </style:style>
    <style:style style:name="T43" style:parent-style-name="DefaultParagraphFont" style:family="text">
      <style:text-properties style:font-name="Calibri" style:font-name-complex="Calibri"/>
    </style:style>
    <style:style style:name="P44" style:parent-style-name="ListParagraph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5" style:parent-style-name="ListParagraph" style:list-style-name="LFO5" style:family="paragraph">
      <style:paragraph-properties fo:margin-left="0.4923in" fo:text-indent="-0.1965in">
        <style:tab-stops/>
      </style:paragraph-properties>
    </style:style>
    <style:style style:name="T46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47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48" style:parent-style-name="DefaultParagraphFont" style:family="text">
      <style:text-properties style:font-name="Calibri" style:font-name-complex="Calibri"/>
    </style:style>
    <style:style style:name="T49" style:parent-style-name="DefaultParagraphFont" style:family="text">
      <style:text-properties style:font-name="Calibri" style:font-name-complex="Calibri"/>
    </style:style>
    <style:style style:name="T50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51" style:parent-style-name="ListParagraph" style:list-style-name="LFO6" style:family="paragraph">
      <style:paragraph-properties fo:margin-left="0.5909in" fo:text-indent="-0.2951in">
        <style:tab-stops/>
      </style:paragraph-properties>
    </style:style>
    <style:style style:name="T52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53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54" style:parent-style-name="DefaultParagraphFont" style:family="text">
      <style:text-properties style:font-name="Calibri" style:font-name-complex="Calibri"/>
    </style:style>
    <style:style style:name="T55" style:parent-style-name="DefaultParagraphFont" style:family="text">
      <style:text-properties style:font-name="Calibri" style:font-name-complex="Calibri"/>
    </style:style>
    <style:style style:name="T56" style:parent-style-name="DefaultParagraphFont" style:family="text">
      <style:text-properties style:font-name="Calibri" style:font-name-complex="Calibri"/>
    </style:style>
    <style:style style:name="T57" style:parent-style-name="DefaultParagraphFont" style:family="text">
      <style:text-properties style:font-name="Calibri" style:font-name-complex="Calibri"/>
    </style:style>
    <style:style style:name="P58" style:parent-style-name="ListParagraph" style:family="paragraph">
      <style:paragraph-properties fo:margin-left="0.5909in">
        <style:tab-stops/>
      </style:paragraph-properties>
      <style:text-properties style:font-name="Calibri" style:font-name-complex="Calibri"/>
    </style:style>
    <style:style style:name="P59" style:parent-style-name="ListParagraph" style:list-style-name="LFO6" style:family="paragraph">
      <style:paragraph-properties fo:margin-left="0.5909in" fo:text-indent="-0.2951in">
        <style:tab-stops/>
      </style:paragraph-properties>
    </style:style>
    <style:style style:name="T60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61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62" style:parent-style-name="DefaultParagraphFont" style:family="text">
      <style:text-properties style:font-name="Calibri" style:font-name-complex="Calibri"/>
    </style:style>
    <style:style style:name="T63" style:parent-style-name="DefaultParagraphFont" style:family="text">
      <style:text-properties style:font-name="Calibri" style:font-name-complex="Calibri"/>
    </style:style>
    <style:style style:name="T64" style:parent-style-name="DefaultParagraphFont" style:family="text">
      <style:text-properties style:font-name="Calibri" style:font-name-complex="Calibri"/>
    </style:style>
    <style:style style:name="T65" style:parent-style-name="DefaultParagraphFont" style:family="text">
      <style:text-properties style:font-name="Calibri" style:font-name-complex="Calibri"/>
    </style:style>
    <style:style style:name="T66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67" style:parent-style-name="ListParagraph" style:list-style-name="LFO7" style:family="paragraph">
      <style:paragraph-properties fo:margin-left="0.5909in" fo:text-indent="-0.2951in">
        <style:tab-stops/>
      </style:paragraph-properties>
    </style:style>
    <style:style style:name="T68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69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70" style:parent-style-name="DefaultParagraphFont" style:family="text">
      <style:text-properties style:font-name="Calibri" style:font-name-complex="Calibri"/>
    </style:style>
    <style:style style:name="T71" style:parent-style-name="DefaultParagraphFont" style:family="text">
      <style:text-properties style:font-name="Calibri" style:font-name-complex="Calibri"/>
    </style:style>
    <style:style style:name="P72" style:parent-style-name="ListParagraph" style:list-style-name="LFO7" style:family="paragraph">
      <style:paragraph-properties fo:margin-left="0.5909in" fo:text-indent="-0.2951in">
        <style:tab-stops/>
      </style:paragraph-properties>
    </style:style>
    <style:style style:name="T73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74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75" style:parent-style-name="DefaultParagraphFont" style:family="text">
      <style:text-properties style:font-name="Calibri" style:font-name-complex="Calibri"/>
    </style:style>
    <style:style style:name="T76" style:parent-style-name="DefaultParagraphFont" style:family="text">
      <style:text-properties style:font-name="Calibri" style:font-name-complex="Calibri"/>
    </style:style>
    <style:style style:name="T77" style:parent-style-name="DefaultParagraphFont" style:family="text">
      <style:text-properties style:font-name="Calibri" style:font-name-complex="Calibri"/>
    </style:style>
    <style:style style:name="T78" style:parent-style-name="DefaultParagraphFont" style:family="text">
      <style:text-properties style:font-name="Calibri" style:font-name-complex="Calibri"/>
    </style:style>
    <style:style style:name="T79" style:parent-style-name="DefaultParagraphFont" style:family="text">
      <style:text-properties style:font-name="Calibri" style:font-name-complex="Calibri"/>
    </style:style>
    <style:style style:name="T80" style:parent-style-name="DefaultParagraphFont" style:family="text">
      <style:text-properties style:font-name="Calibri" style:font-name-complex="Calibri"/>
    </style:style>
    <style:style style:name="T81" style:parent-style-name="DefaultParagraphFont" style:family="text">
      <style:text-properties style:font-name="Calibri" style:font-name-complex="Calibri"/>
    </style:style>
    <style:style style:name="T82" style:parent-style-name="DefaultParagraphFont" style:family="text">
      <style:text-properties style:font-name="Calibri" style:font-name-complex="Calibri"/>
    </style:style>
    <style:style style:name="P83" style:parent-style-name="Normal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84" style:parent-style-name="Normal" style:family="paragraph">
      <style:text-properties style:font-name="Calibri" style:font-name-complex="Calibri"/>
    </style:style>
    <style:style style:name="T85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86" style:parent-style-name="ListParagraph" style:list-style-name="LFO9" style:family="paragraph">
      <style:paragraph-properties fo:margin-left="0.6895in" fo:text-indent="-0.3937in">
        <style:tab-stops/>
      </style:paragraph-properties>
    </style:style>
    <style:style style:name="T87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88" style:parent-style-name="DefaultParagraphFont" style:family="text">
      <style:text-properties style:font-name="Calibri" style:font-name-complex="Calibri"/>
    </style:style>
    <style:style style:name="T89" style:parent-style-name="DefaultParagraphFont" style:family="text">
      <style:text-properties style:font-name="Calibri" style:font-name-complex="Calibri"/>
    </style:style>
    <style:style style:name="T90" style:parent-style-name="DefaultParagraphFont" style:family="text">
      <style:text-properties style:font-name="Calibri" style:font-name-complex="Calibri"/>
    </style:style>
    <style:style style:name="T91" style:parent-style-name="DefaultParagraphFont" style:family="text">
      <style:text-properties style:font-name="Calibri" style:font-name-complex="Calibri"/>
    </style:style>
    <style:style style:name="T92" style:parent-style-name="DefaultParagraphFont" style:family="text">
      <style:text-properties style:font-name="Calibri" style:font-name-complex="Calibri"/>
    </style:style>
    <style:style style:name="T93" style:parent-style-name="DefaultParagraphFont" style:family="text">
      <style:text-properties style:font-name="Calibri" style:font-name-complex="Calibri"/>
    </style:style>
    <style:style style:name="T94" style:parent-style-name="DefaultParagraphFont" style:family="text">
      <style:text-properties style:font-name="Calibri" style:font-name-complex="Calibri"/>
    </style:style>
    <style:style style:name="P95" style:parent-style-name="ListParagraph" style:list-style-name="LFO9" style:family="paragraph">
      <style:paragraph-properties fo:margin-left="0.6895in" fo:text-indent="-0.3937in">
        <style:tab-stops/>
      </style:paragraph-properties>
    </style:style>
    <style:style style:name="T96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97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98" style:parent-style-name="DefaultParagraphFont" style:family="text">
      <style:text-properties style:font-name="Calibri" style:font-name-complex="Calibri"/>
    </style:style>
    <style:style style:name="T99" style:parent-style-name="DefaultParagraphFont" style:family="text">
      <style:text-properties style:font-name="Calibri" style:font-name-complex="Calibri"/>
    </style:style>
    <style:style style:name="T100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101" style:parent-style-name="ListParagraph" style:list-style-name="LFO11" style:family="paragraph">
      <style:paragraph-properties fo:text-indent="-0.4541in"/>
    </style:style>
    <style:style style:name="T102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103" style:parent-style-name="DefaultParagraphFont" style:family="text">
      <style:text-properties style:font-name="Calibri" style:font-name-complex="Calibri"/>
    </style:style>
    <style:style style:name="T104" style:parent-style-name="DefaultParagraphFont" style:family="text">
      <style:text-properties style:font-name="Calibri" style:font-name-complex="Calibri"/>
    </style:style>
    <style:style style:name="T105" style:parent-style-name="DefaultParagraphFont" style:family="text">
      <style:text-properties style:font-name="Calibri" style:font-name-complex="Calibri"/>
    </style:style>
    <style:style style:name="T106" style:parent-style-name="DefaultParagraphFont" style:family="text">
      <style:text-properties style:font-name="Calibri" style:font-name-complex="Calibri"/>
    </style:style>
    <style:style style:name="T107" style:parent-style-name="DefaultParagraphFont" style:family="text">
      <style:text-properties style:font-name="Calibri" style:font-name-complex="Calibri"/>
    </style:style>
    <style:style style:name="T108" style:parent-style-name="DefaultParagraphFont" style:family="text">
      <style:text-properties style:font-name="Calibri" style:font-name-complex="Calibri"/>
    </style:style>
    <style:style style:name="T109" style:parent-style-name="DefaultParagraphFont" style:family="text">
      <style:text-properties style:font-name="Calibri" style:font-name-complex="Calibri"/>
    </style:style>
    <style:style style:name="P110" style:parent-style-name="ListParagraph" style:list-style-name="LFO11" style:family="paragraph">
      <style:paragraph-properties fo:text-indent="-0.4541in"/>
    </style:style>
    <style:style style:name="T111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112" style:parent-style-name="DefaultParagraphFont" style:family="text">
      <style:text-properties style:font-name="Calibri" style:font-name-complex="Calibri"/>
    </style:style>
    <style:style style:name="T113" style:parent-style-name="DefaultParagraphFont" style:family="text">
      <style:text-properties style:font-name="Calibri" style:font-name-complex="Calibri"/>
    </style:style>
    <style:style style:name="T114" style:parent-style-name="DefaultParagraphFont" style:family="text">
      <style:text-properties style:font-name="Calibri" style:font-name-complex="Calibri"/>
    </style:style>
    <style:style style:name="T115" style:parent-style-name="DefaultParagraphFont" style:family="text">
      <style:text-properties style:font-name="Calibri" style:font-name-complex="Calibri"/>
    </style:style>
    <style:style style:name="T116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117" style:parent-style-name="ListParagraph" style:list-style-name="LFO12" style:family="paragraph">
      <style:paragraph-properties fo:margin-left="0.7875in" fo:text-indent="-0.4916in">
        <style:tab-stops/>
      </style:paragraph-properties>
    </style:style>
    <style:style style:name="T118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119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120" style:parent-style-name="DefaultParagraphFont" style:family="text">
      <style:text-properties style:font-name="Calibri" style:font-name-complex="Calibri"/>
    </style:style>
    <style:style style:name="T121" style:parent-style-name="DefaultParagraphFont" style:family="text">
      <style:text-properties style:font-name="Calibri" style:font-name-complex="Calibri"/>
    </style:style>
    <style:style style:name="T122" style:parent-style-name="DefaultParagraphFont" style:family="text">
      <style:text-properties style:font-name="Calibri" style:font-name-complex="Calibri"/>
    </style:style>
    <style:style style:name="T123" style:parent-style-name="DefaultParagraphFont" style:family="text">
      <style:text-properties style:font-name="Calibri" style:font-name-complex="Calibri"/>
    </style:style>
    <style:style style:name="T124" style:parent-style-name="DefaultParagraphFont" style:family="text">
      <style:text-properties style:font-name="Calibri" style:font-name-complex="Calibri"/>
    </style:style>
    <style:style style:name="P125" style:parent-style-name="ListParagraph" style:family="paragraph">
      <style:paragraph-properties fo:margin-left="0.7875in">
        <style:tab-stops/>
      </style:paragraph-properties>
      <style:text-properties style:font-name="Calibri" style:font-name-complex="Calibri"/>
    </style:style>
    <style:style style:name="P126" style:parent-style-name="ListParagraph" style:list-style-name="LFO12" style:family="paragraph">
      <style:paragraph-properties fo:margin-left="0.7875in" fo:text-indent="-0.4916in">
        <style:tab-stops/>
      </style:paragraph-properties>
    </style:style>
    <style:style style:name="T127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128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129" style:parent-style-name="DefaultParagraphFont" style:family="text">
      <style:text-properties style:font-name="Calibri" style:font-name-complex="Calibri"/>
    </style:style>
    <style:style style:name="T130" style:parent-style-name="DefaultParagraphFont" style:family="text">
      <style:text-properties style:font-name="Calibri" style:font-name-complex="Calibri"/>
    </style:style>
    <style:style style:name="T131" style:parent-style-name="DefaultParagraphFont" style:family="text">
      <style:text-properties style:font-name="Calibri" style:font-name-complex="Calibri"/>
    </style:style>
    <style:style style:name="T132" style:parent-style-name="DefaultParagraphFont" style:family="text">
      <style:text-properties style:font-name="Calibri" style:font-name-complex="Calibri"/>
    </style:style>
    <style:style style:name="T133" style:parent-style-name="DefaultParagraphFont" style:family="text">
      <style:text-properties style:font-name="Calibri" style:font-name-complex="Calibri"/>
    </style:style>
    <style:style style:name="T134" style:parent-style-name="DefaultParagraphFont" style:family="text">
      <style:text-properties style:font-name="Calibri" style:font-name-complex="Calibri"/>
    </style:style>
    <style:style style:name="T135" style:parent-style-name="DefaultParagraphFont" style:family="text">
      <style:text-properties style:font-name="Calibri" style:font-name-complex="Calibri"/>
    </style:style>
    <style:style style:name="T136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137" style:parent-style-name="ListParagraph" style:list-style-name="LFO13" style:family="paragraph">
      <style:paragraph-properties fo:margin-left="0.7875in" fo:text-indent="-0.4916in">
        <style:tab-stops/>
      </style:paragraph-properties>
    </style:style>
    <style:style style:name="T138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139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140" style:parent-style-name="DefaultParagraphFont" style:family="text">
      <style:text-properties style:font-name="Calibri" style:font-name-complex="Calibri"/>
    </style:style>
    <style:style style:name="T141" style:parent-style-name="DefaultParagraphFont" style:family="text">
      <style:text-properties style:font-name="Calibri" style:font-name-complex="Calibri"/>
    </style:style>
    <style:style style:name="T142" style:parent-style-name="DefaultParagraphFont" style:family="text">
      <style:text-properties style:font-name="Calibri" style:font-name-complex="Calibri"/>
    </style:style>
    <style:style style:name="T143" style:parent-style-name="DefaultParagraphFont" style:family="text">
      <style:text-properties style:font-name="Calibri" style:font-name-complex="Calibri"/>
    </style:style>
    <style:style style:name="T144" style:parent-style-name="DefaultParagraphFont" style:family="text">
      <style:text-properties style:font-name="Calibri" style:font-name-complex="Calibri"/>
    </style:style>
    <style:style style:name="T145" style:parent-style-name="DefaultParagraphFont" style:family="text">
      <style:text-properties style:font-name="Calibri" style:font-name-complex="Calibri"/>
    </style:style>
    <style:style style:name="P146" style:parent-style-name="ListParagraph" style:family="paragraph">
      <style:paragraph-properties fo:margin-left="0.7875in">
        <style:tab-stops/>
      </style:paragraph-properties>
      <style:text-properties style:font-name="Calibri" style:font-name-complex="Calibri"/>
    </style:style>
    <style:style style:name="P147" style:parent-style-name="ListParagraph" style:list-style-name="LFO13" style:family="paragraph">
      <style:paragraph-properties fo:margin-left="0.7875in" fo:text-indent="-0.4916in">
        <style:tab-stops/>
      </style:paragraph-properties>
    </style:style>
    <style:style style:name="T148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149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150" style:parent-style-name="DefaultParagraphFont" style:family="text">
      <style:text-properties style:font-name="Calibri" style:font-name-complex="Calibri"/>
    </style:style>
    <style:style style:name="T151" style:parent-style-name="DefaultParagraphFont" style:family="text">
      <style:text-properties style:font-name="Calibri" style:font-name-complex="Calibri"/>
    </style:style>
    <style:style style:name="T152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153" style:parent-style-name="DefaultParagraphFont" style:family="text">
      <style:text-properties style:font-name="Calibri" style:font-name-complex="Calibri"/>
    </style:style>
    <style:style style:name="P154" style:parent-style-name="Normal" style:family="paragraph">
      <style:text-properties style:font-name="Calibri" style:font-name-complex="Calibri"/>
    </style:style>
    <style:style style:name="P155" style:parent-style-name="Normal" style:family="paragraph">
      <style:text-properties style:font-name="Calibri" style:font-name-complex="Calibri" fo:font-size="14pt" style:font-size-asian="14pt" style:font-size-complex="14pt"/>
    </style:style>
  </office:automatic-styles>
  <office:body>
    <office:text text:use-soft-page-breaks="true">
      <text:p text:style-name="P1">Test Case Document</text:p>
      <text:p text:style-name="P2">Tools:<text:s/></text:p>
      <text:list text:style-name="LFO3" text:continue-numbering="true">
        <text:list-item>
          <text:p text:style-name="P3"><text:span text:style-name="T4">pytest</text:span><text:span text:style-name="T5"><text:s/>in Python to implement and run unit tests.</text:span></text:p>
        </text:list-item>
        <text:list-item>
          <text:p text:style-name="P6"><text:span text:style-name="T7">Flask’s testing client</text:span><text:span text:style-name="T8">, combined with<text:s/></text:span><text:span text:style-name="T9">pytest</text:span><text:span text:style-name="T10"><text:s/>for integration tests.</text:span></text:p>
        </text:list-item>
        <text:list-item>
          <text:p text:style-name="P11"><text:span text:style-name="T12">S</text:span><text:span text:style-name="T13">cikit-learn's metrics module</text:span><text:span text:style-name="T14"><text:s/>for measuring accuracy, precision, and recall.</text:span></text:p>
        </text:list-item>
        <text:list-item>
          <text:p text:style-name="P15"><text:span text:style-name="T16">S</text:span><text:span text:style-name="T17">cikit-learn for classification metrics; pytest</text:span><text:span text:style-name="T18"><text:s/>for end-to-end testing scripts that simulate receiving and flagging an email.</text:span></text:p>
        </text:list-item>
      </text:list>
      <text:p text:style-name="P19">Sprint<text:s/>2<text:s/>Testing Plan</text:p>
      <text:p text:style-name="P20">In Sprint 1,<text:s/>setting up<text:s/>of<text:s/>foundational components,<text:s/>therefore<text:s/>testing will focus on:</text:p>
      <text:list text:style-name="LFO2" text:continue-numbering="true">
        <text:list-item>
          <text:p text:style-name="P21"><text:span text:style-name="T22">Test Case TC_00</text:span><text:span text:style-name="T23">1</text:span><text:span text:style-name="T24">:<text:s/></text:span><text:span text:style-name="T25">Ensuring the local email server setup works.</text:span></text:p>
        </text:list-item>
        <text:list-item>
          <text:p text:style-name="P26"><text:span text:style-name="T27">Test Case<text:s/></text:span><text:span text:style-name="T28">TC_00</text:span><text:span text:style-name="T29">2</text:span><text:span text:style-name="T30">:<text:s/></text:span><text:span text:style-name="T31">Verifying the database and email generation.</text:span></text:p>
        </text:list-item>
      </text:list>
      <text:p text:style-name="P32">Sprint<text:s/>3<text:s/>Testing Plan</text:p>
      <text:p text:style-name="P33">In Sprint 2, focus shifts to integrating the model with the email server, expanding to phishing classification, and ensuring the flagging system works as expected.</text:p>
      <text:list text:style-name="LFO2" text:continue-numbering="true">
        <text:list-item>
          <text:p text:style-name="P34"><text:span text:style-name="T35">Test Case TC_003</text:span><text:span text:style-name="T36">:<text:s/></text:span><text:span text:style-name="T37">Initial model accuracy with simple spam classification.</text:span></text:p>
        </text:list-item>
      </text:list>
      <text:p text:style-name="Normal"><text:span text:style-name="T38">Unit Tests</text:span></text:p>
      <text:list text:style-name="LFO5" text:continue-numbering="true">
        <text:list-item>
          <text:p text:style-name="P39"><text:span text:style-name="T40">Test Case<text:s/></text:span><text:span text:style-name="T41">TC_004</text:span><text:span text:style-name="T42">:<text:s/></text:span><text:span text:style-name="T43">Test classification function to ensure it correctly predicts spam, phishing, or regular. Include tests with known email examples for each category.</text:span></text:p>
        </text:list-item>
      </text:list>
      <text:p text:style-name="P44"/>
      <text:list text:style-name="LFO5" text:continue-numbering="true">
        <text:list-item>
          <text:p text:style-name="P45"><text:span text:style-name="T46">Test Case<text:s/></text:span><text:span text:style-name="T47">TC_005</text:span><text:span text:style-name="T48">:<text:s/></text:span><text:span text:style-name="T49">Verify that emails identified as phishing or spam are flagged correctly within the system, ensuring the flagging function is reliable.</text:span></text:p>
        </text:list-item>
      </text:list>
      <text:p text:style-name="Normal"><text:span text:style-name="T50">Integration Tests</text:span></text:p>
      <text:list text:style-name="LFO6" text:continue-numbering="true">
        <text:list-item>
          <text:p text:style-name="P51"><text:span text:style-name="T52">Test Case<text:s/></text:span><text:span text:style-name="T53">TC_006</text:span><text:span text:style-name="T54">:<text:s/></text:span><text:span text:style-name="T55">Set up tests to ensure that the pipeline from email reception (MailHog) through to classification and flagging works without issues.<text:s/></text:span><text:span text:style-name="T56">This entails</text:span><text:span text:style-name="T57"><text:s/>triggering an email event and validating the results in the database.</text:span></text:p>
        </text:list-item>
      </text:list>
      <text:p text:style-name="P58"/>
      <text:list text:style-name="LFO6" text:continue-numbering="true">
        <text:list-item>
          <text:p text:style-name="P59"><text:span text:style-name="T60">Test Case<text:s/></text:span><text:span text:style-name="T61">TC_007</text:span><text:span text:style-name="T62">:<text:s/></text:span><text:span text:style-name="T63">Verify that flagged emails are logged with correct details (category, confidence score</text:span><text:span text:style-name="T64"><text:s/>etc</text:span><text:span text:style-name="T65">) and that this information can be retrieved easily.</text:span></text:p>
        </text:list-item>
      </text:list>
      <text:p text:style-name="Normal"><text:span text:style-name="T66">Model Performance Testing</text:span></text:p>
      <text:list text:style-name="LFO7" text:continue-numbering="true">
        <text:list-item>
          <text:p text:style-name="P67"><text:span text:style-name="T68">Test Case<text:s/></text:span><text:span text:style-name="T69">TC_008</text:span><text:span text:style-name="T70">:</text:span><text:span text:style-name="T71"><text:s/>Assess the expanded model ability to detect phishing emails. Run tests on new model’s performance using a validation dataset with phishing and spam examples.</text:span></text:p>
        </text:list-item>
        <text:list-item>
          <text:p text:style-name="P72"><text:span text:style-name="T73">Test Case<text:s/></text:span><text:span text:style-name="T74">TC_009</text:span><text:span text:style-name="T75">:<text:s/></text:span><text:span text:style-name="T76">Use a confusion matrix to evaluate model performance across classes</text:span><text:span text:style-name="T77">.</text:span><text:span text:style-name="T78"><text:s/></text:span><text:span text:style-name="T79">Focus</text:span><text:span text:style-name="T80"><text:s/>on minimi</text:span><text:span text:style-name="T81">s</text:span><text:span text:style-name="T82">ing false positives and false negatives for phishing and spam.</text:span></text:p>
        </text:list-item>
      </text:list>
      <text:p text:style-name="P83">Sprint<text:s/>4<text:s/>Testing Plan</text:p>
      <text:p text:style-name="P84">In sprint 3<text:s/>testing will<text:s/>be<text:s/>focused<text:s/>on refining the model, testing the monitoring dashboard, and ensuring end-to-end usability in preparation for the MVP.</text:p>
      <text:p text:style-name="Normal"><text:span text:style-name="T85">Unit Tests</text:span></text:p>
      <text:list text:style-name="LFO9" text:continue-numbering="true">
        <text:list-item>
          <text:p text:style-name="P86"><text:span text:style-name="T87">Test Case TC_010</text:span><text:span text:style-name="T88">:<text:s/></text:span><text:span text:style-name="T89">Test UI filtering functions on dashboard to<text:s/></text:span><text:span text:style-name="T90">make<text:s/></text:span><text:span text:style-name="T91">sure it<text:s/></text:span><text:span text:style-name="T92">is accurate</text:span><text:span text:style-name="T93"><text:s/>and fast filtering by criteria like sender, category, and flagged status.</text:span><text:span text:style-name="T94"><text:line-break/></text:span></text:p>
        </text:list-item>
        <text:list-item>
          <text:p text:style-name="P95"><text:span text:style-name="T96">Test Case TC_01</text:span><text:span text:style-name="T97">1</text:span><text:span text:style-name="T98">:<text:s/></text:span><text:span text:style-name="T99">Check each email record is correctly displayed in the dashboard, with all relevant data fields (sender, subject, body, and flag status).</text:span></text:p>
        </text:list-item>
      </text:list>
      <text:p text:style-name="Normal"><text:span text:style-name="T100">Integration Tests</text:span></text:p>
      <text:list text:style-name="LFO11" text:continue-numbering="true">
        <text:list-item>
          <text:p text:style-name="P101"><text:span text:style-name="T102">Test Case TC_012</text:span><text:span text:style-name="T103">:<text:s/></text:span><text:span text:style-name="T104">Write tests to validate<text:s/></text:span><text:span text:style-name="T105">that<text:s/></text:span><text:span text:style-name="T106">the dashboard displays real-time results as emails are processed.<text:s/></text:span><text:span text:style-name="T107">Example</text:span><text:span text:style-name="T108">, simulate sending emails to check if they appear correctly in the dashboard after classification.</text:span><text:span text:style-name="T109"><text:line-break/></text:span></text:p>
        </text:list-item>
        <text:list-item>
          <text:p text:style-name="P110"><text:span text:style-name="T111">Test Case TC_013</text:span><text:span text:style-name="T112">:<text:s/></text:span><text:span text:style-name="T113">Test the full workflow from email generation to classification, flagging, and dashboard display, ensuring each stage integrates</text:span><text:span text:style-name="T114"><text:s/>without flaw</text:span><text:span text:style-name="T115">.</text:span></text:p>
        </text:list-item>
      </text:list>
      <text:p text:style-name="Normal"><text:span text:style-name="T116">Model Refinement Testing</text:span></text:p>
      <text:list text:style-name="LFO12" text:continue-numbering="true">
        <text:list-item>
          <text:p text:style-name="P117"><text:span text:style-name="T118">Test Case TC_01</text:span><text:span text:style-name="T119">4</text:span><text:span text:style-name="T120">:<text:s/></text:span><text:span text:style-name="T121">Test the tuned model for</text:span><text:span text:style-name="T122"><text:s/></text:span><text:span text:style-name="T123">better</text:span><text:span text:style-name="T124"><text:s/>performance on new validation data, recording the final metrics (precision, recall, F1-score).</text:span></text:p>
        </text:list-item>
      </text:list>
      <text:p text:style-name="P125"/>
      <text:list text:style-name="LFO12" text:continue-numbering="true">
        <text:list-item>
          <text:p text:style-name="P126"><text:span text:style-name="T127">Test Case TC_01</text:span><text:span text:style-name="T128">5</text:span><text:span text:style-name="T129">:<text:s/></text:span><text:span text:style-name="T130">Once<text:s/></text:span><text:span text:style-name="T131">end-to-end tests are completed, perform a final UAT to simulate real user interaction. UAT would<text:s/></text:span><text:span text:style-name="T132">entail</text:span><text:span text:style-name="T133"><text:s/>testing the flow of sending, receiving, and reviewing emails<text:s/></text:span><text:span text:style-name="T134">via</text:span><text:span text:style-name="T135"><text:s/>the dashboard.</text:span></text:p>
        </text:list-item>
      </text:list>
      <text:p text:style-name="Normal"><text:span text:style-name="T136">End-to-End Testing</text:span></text:p>
      <text:list text:style-name="LFO13" text:continue-numbering="true">
        <text:list-item>
          <text:p text:style-name="P137"><text:span text:style-name="T138">Test Case TC_01</text:span><text:span text:style-name="T139">6</text:span><text:span text:style-name="T140">:<text:s/></text:span><text:span text:style-name="T141">test the system’s handling of typical email threads</text:span><text:span text:style-name="T142">.</text:span><text:span text:style-name="T143"><text:s/></text:span><text:span text:style-name="T144">S</text:span><text:span text:style-name="T145">end a series of test emails with varied content (regular, phishing, spam) to validate that classification, flagging, and UI display are accurate.</text:span></text:p>
        </text:list-item>
      </text:list>
      <text:p text:style-name="P146"/>
      <text:list text:style-name="LFO13" text:continue-numbering="true">
        <text:list-item>
          <text:p text:style-name="P147"><text:span text:style-name="T148">Test Case TC_01</text:span><text:span text:style-name="T149">7</text:span><text:span text:style-name="T150">:<text:s/></text:span><text:span text:style-name="T151">Assess how the system handles multiple emails at once and test response time for dashboard updates. This is important if the MVP needs to be scaled up later.</text:span></text:p>
        </text:list-item>
      </text:list>
      <text:p text:style-name="Normal"><text:span text:style-name="T152">Tools</text:span><text:span text:style-name="T153">: pytest and Flask testing client for integration and end-to-end testing, locust or similar for load testing, Scikit-learn for model accuracy tests.</text:span></text:p>
      <text:p text:style-name="P154"/>
      <text:p text:style-name="P1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2" style:family="text">
      <style:text-properties style:font-name="Courier New" fo:font-size="10pt" style:font-size-asian="10pt"/>
    </style:style>
    <style:style style:name="WW_CharLFO5LVL1" style:family="text">
      <style:text-properties style:font-name="Symbol" fo:font-size="11pt" style:font-size-asian="11pt" style:font-size-complex="11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font-size="11pt" style:font-size-asian="11pt" style:font-size-complex="11p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fo:font-size="11pt" style:font-size-asian="11pt" style:font-size-complex="11pt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2" style:family="text">
      <style:text-properties style:font-name="Courier New" fo:font-size="10pt" style:font-size-asian="10pt"/>
    </style:style>
    <style:style style:name="WW_CharLFO9LVL1" style:family="text">
      <style:text-properties style:font-name="Symbol" fo:font-size="11pt" style:font-size-asian="11pt" style:font-size-complex="11pt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 fo:font-size="11pt" style:font-size-asian="11pt" style:font-size-complex="11pt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 fo:font-size="11pt" style:font-size-asian="11pt" style:font-size-complex="11pt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 fo:font-size="11pt" style:font-size-asian="11pt" style:font-size-complex="11pt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 fo:font-size="11pt" style:font-size-asian="11pt" style:font-size-complex="11pt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eon Flux</meta:initial-creator>
    <dc:creator>Aeon Flux</dc:creator>
    <meta:creation-date>2024-11-08T13:14:00Z</meta:creation-date>
    <dc:date>2024-11-09T17:57:00Z</dc:date>
    <meta:template xlink:href="Normal.dotm" xlink:type="simple"/>
    <meta:editing-cycles>115</meta:editing-cycles>
    <meta:editing-duration>PT23340S</meta:editing-duration>
    <meta:document-statistic meta:page-count="3" meta:paragraph-count="7" meta:word-count="567" meta:character-count="3798" meta:row-count="26" meta:non-whitespace-character-count="3238"/>
  </office:meta>
</office:document-meta>
</file>